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943" officeooo:paragraph-rsid="00051943"/>
    </style:style>
    <style:style style:name="P2" style:family="paragraph" style:parent-style-name="Standard">
      <style:text-properties officeooo:rsid="00051943" officeooo:paragraph-rsid="00052cdd"/>
    </style:style>
    <style:style style:name="P3" style:family="paragraph" style:parent-style-name="Standard">
      <style:text-properties officeooo:rsid="00051943" officeooo:paragraph-rsid="00085f9d"/>
    </style:style>
    <style:style style:name="P4" style:family="paragraph" style:parent-style-name="Standard">
      <style:text-properties officeooo:rsid="00052cdd" officeooo:paragraph-rsid="00052cdd"/>
    </style:style>
    <style:style style:name="P5" style:family="paragraph" style:parent-style-name="Standard">
      <style:text-properties officeooo:rsid="00052cdd" officeooo:paragraph-rsid="00085f9d"/>
    </style:style>
    <style:style style:name="T1" style:family="text">
      <style:text-properties officeooo:rsid="00085f9d"/>
    </style:style>
    <style:style style:name="T2" style:family="text">
      <style:text-properties officeooo:rsid="000a79ac"/>
    </style:style>
    <style:style style:name="T3" style:family="text">
      <style:text-properties officeooo:rsid="000b5057"/>
    </style:style>
    <style:style style:name="T4" style:family="text">
      <style:text-properties officeooo:rsid="000b8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<text:span text:style-name="T4">M</text:span>ittwoch 05.12.2018</text:p>
      <text:p text:style-name="P1"/>
      <text:p text:style-name="P1">Beginn: 13:00</text:p>
      <text:p text:style-name="P1"/>
      <text:p text:style-name="P1">Ende: <text:span text:style-name="T2">13:30</text:span></text:p>
      <text:p text:style-name="P1"/>
      <text:p text:style-name="P1">Anwesenheit : <text:s/>Rene fehlt, Youssef fehlt</text:p>
      <text:p text:style-name="P1"/>
      <text:p text:style-name="P1"/>
      <text:p text:style-name="P1">Server fertig Lukas hilft bei gameview</text:p>
      <text:p text:style-name="P1"/>
      <text:p text:style-name="P1">Ausrichter arbeitet an <text:span text:style-name="T3">I</text:span>nfos für <text:s/><text:span text:style-name="T3">D</text:span>evops <text:span text:style-name="T3">Dokument</text:span></text:p>
      <text:p text:style-name="P1"/>
      <text:p text:style-name="P4">Devops enthält <text:span text:style-name="T4">I</text:span>nfos über genutzte <text:span text:style-name="T4">K</text:span>ommunikation und genutzte <text:span text:style-name="T4">T</text:span>ools</text:p>
      <text:p text:style-name="P2"/>
      <text:p text:style-name="P5">alle <text:span text:style-name="T4">K</text:span>omponenten sollen genutzte libraries frameworks und patterns an <text:span text:style-name="T4">M</text:span>aximilian schicken damit <text:span text:style-name="T4">I</text:span>nfos dazu gesucht und aufgeschrieben werden können</text:p>
      <text:p text:style-name="P3"/>
      <text:p text:style-name="P3"><text:s/><text:span text:style-name="T1">Kai schreibt junit tests für Server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M42S</meta:editing-duration>
    <meta:editing-cycles>8</meta:editing-cycles>
    <meta:generator>LibreOffice/5.4.6.2$Windows_X86_64 LibreOffice_project/4014ce260a04f1026ba855d3b8d91541c224eab8</meta:generator>
    <dc:date>2019-01-20T17:36:19.347000000</dc:date>
    <meta:document-statistic meta:table-count="0" meta:image-count="0" meta:object-count="0" meta:page-count="1" meta:paragraph-count="9" meta:word-count="60" meta:character-count="428" meta:non-whitespace-character-count="374"/>
    <meta:user-defined meta:name="Info 1"/>
    <meta:user-defined meta:name="Info 2"/>
    <meta:user-defined meta:name="Info 3"/>
    <meta:user-defined meta:name="Info 4"/>
  </office:meta>
</office:document-meta>
</file>